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66">
            <text:p>GrN-16366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790.0">
            <text:p>4790.0</text:p>
          </table:table-cell>
          <table:table-cell office:value-type="float" office:value="70.0">
            <text:p>70.0</text:p>
          </table:table-cell>
          <table:table-cell office:value-type="string" office:value="dry sedge with birch">
            <text:p>dry sedge with birch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42">
            <text:p>-4.42</text:p>
          </table:table-cell>
          <table:table-cell office:value-type="float" office:value="0.2">
            <text:p>0.2</text:p>
          </table:table-cell>
          <table:table-cell office:value-type="float" office:value="0.66">
            <text:p>0.66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UtC-9113-9114-av">
            <text:p>UtC-9113-9114-av</text:p>
          </table:table-cell>
          <table:table-cell office:value-type="float" office:value="52.35">
            <text:p>52.35</text:p>
          </table:table-cell>
          <table:table-cell office:value-type="float" office:value="5.22">
            <text:p>5.22</text:p>
          </table:table-cell>
          <table:table-cell office:value-type="float" office:value="6330.0">
            <text:p>633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99">
            <text:p>-9.9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MakaskeEtal2003">
            <text:p>VinkEtal2007,MakaskeEtal200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UtC-9109-9111-9112">
            <text:p>UtC-9109-9111-9112</text:p>
          </table:table-cell>
          <table:table-cell office:value-type="float" office:value="52.35">
            <text:p>52.35</text:p>
          </table:table-cell>
          <table:table-cell office:value-type="float" office:value="5.22">
            <text:p>5.22</text:p>
          </table:table-cell>
          <table:table-cell office:value-type="float" office:value="6334.0">
            <text:p>6334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.14">
            <text:p>-10.1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MakaskeEtal2003">
            <text:p>VinkEtal2007,MakaskeEtal200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8098">
            <text:p>GrN-8098</text:p>
          </table:table-cell>
          <table:table-cell office:value-type="float" office:value="52.687">
            <text:p>52.687</text:p>
          </table:table-cell>
          <table:table-cell office:value-type="float" office:value="5.083">
            <text:p>5.083</text:p>
          </table:table-cell>
          <table:table-cell office:value-type="float" office:value="6980.0">
            <text:p>6980.0</text:p>
          </table:table-cell>
          <table:table-cell office:value-type="float" office:value="40.0">
            <text:p>4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.6">
            <text:p>-12.6</text:p>
          </table:table-cell>
          <table:table-cell office:value-type="float" office:value="0.1">
            <text:p>0.1</text:p>
          </table:table-cell>
          <table:table-cell office:value-type="float" office:value="0.78">
            <text:p>0.78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UtC-9103">
            <text:p>UtC-9103</text:p>
          </table:table-cell>
          <table:table-cell office:value-type="float" office:value="52.32">
            <text:p>52.32</text:p>
          </table:table-cell>
          <table:table-cell office:value-type="float" office:value="5.28">
            <text:p>5.28</text:p>
          </table:table-cell>
          <table:table-cell office:value-type="float" office:value="5980.0">
            <text:p>5980.0</text:p>
          </table:table-cell>
          <table:table-cell office:value-type="float" office:value="46.0">
            <text:p>46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36">
            <text:p>-8.3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MakaskeEtal2003">
            <text:p>VinkEtal2007,MakaskeEtal200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UtC-9102">
            <text:p>UtC-9102</text:p>
          </table:table-cell>
          <table:table-cell office:value-type="float" office:value="52.32">
            <text:p>52.32</text:p>
          </table:table-cell>
          <table:table-cell office:value-type="float" office:value="5.28">
            <text:p>5.28</text:p>
          </table:table-cell>
          <table:table-cell office:value-type="float" office:value="5861.0">
            <text:p>5861.0</text:p>
          </table:table-cell>
          <table:table-cell office:value-type="float" office:value="43.0">
            <text:p>43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88">
            <text:p>-7.8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MakaskeEtal2003">
            <text:p>VinkEtal2007,MakaskeEtal200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67">
            <text:p>GrN-16367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320.0">
            <text:p>4320.0</text:p>
          </table:table-cell>
          <table:table-cell office:value-type="float" office:value="60.0">
            <text:p>60.0</text:p>
          </table:table-cell>
          <table:table-cell office:value-type="string" office:value="sedge with birch">
            <text:p>sedge with birch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">
            <text:p>-4.0</text:p>
          </table:table-cell>
          <table:table-cell office:value-type="float" office:value="0.12">
            <text:p>0.12</text:p>
          </table:table-cell>
          <table:table-cell office:value-type="float" office:value="0.26">
            <text:p>0.26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A-12718">
            <text:p>GrA-12718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570.0">
            <text:p>45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68">
            <text:p>-4.68</text:p>
          </table:table-cell>
          <table:table-cell office:value-type="float" office:value="0.1">
            <text:p>0.1</text:p>
          </table:table-cell>
          <table:table-cell office:value-type="float" office:value="0.42">
            <text:p>0.42</text:p>
          </table:table-cell>
          <table:table-cell office:value-type="string" office:value="VinkEtal2007,vandePlasscheEtal2005">
            <text:p>VinkEtal2007,vandePlasscheEtal2005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A-12714">
            <text:p>GrA-12714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340.0">
            <text:p>43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89">
            <text:p>-3.89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string" office:value="VinkEtal2007,vandePlasscheEtal2005">
            <text:p>VinkEtal2007,vandePlasscheEtal2005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Not_stated-03">
            <text:p>Not_stated-03</text:p>
          </table:table-cell>
          <table:table-cell office:value-type="float" office:value="52.302">
            <text:p>52.302</text:p>
          </table:table-cell>
          <table:table-cell office:value-type="float" office:value="4.631">
            <text:p>4.631</text:p>
          </table:table-cell>
          <table:table-cell office:value-type="float" office:value="4500.0">
            <text:p>4500.0</text:p>
          </table:table-cell>
          <table:table-cell office:value-type="float" office:value="200.0">
            <text:p>200.0</text:p>
          </table:table-cell>
          <table:table-cell office:value-type="string" office:value="peat on sea-clay">
            <text:p>peat on sea-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55">
            <text:p>-4.5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VinkEtal2007,vandePlassche1982,Bennema1954">
            <text:p>VinkEtal2007,vandePlassche1982,Bennema1954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A-16216-16217av">
            <text:p>GrA-16216-16217av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3655.0">
            <text:p>365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86">
            <text:p>-2.86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string" office:value="VinkEtal2007,vandePlasscheEtal2005">
            <text:p>VinkEtal2007,vandePlasscheEtal2005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1">
            <text:p>GrN-161</text:p>
          </table:table-cell>
          <table:table-cell office:value-type="float" office:value="52.444">
            <text:p>52.444</text:p>
          </table:table-cell>
          <table:table-cell office:value-type="float" office:value="4.656">
            <text:p>4.656</text:p>
          </table:table-cell>
          <table:table-cell office:value-type="float" office:value="7745.0">
            <text:p>7745.0</text:p>
          </table:table-cell>
          <table:table-cell office:value-type="float" office:value="200.0">
            <text:p>200.0</text:p>
          </table:table-cell>
          <table:table-cell office:value-type="string" office:value="Alnus roots">
            <text:p>Alnus 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6.45">
            <text:p>-16.45</text:p>
          </table:table-cell>
          <table:table-cell office:value-type="float" office:value="0.17">
            <text:p>0.17</text:p>
          </table:table-cell>
          <table:table-cell office:value-type="float" office:value="0.17">
            <text:p>0.17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5067">
            <text:p>GrN-5067</text:p>
          </table:table-cell>
          <table:table-cell office:value-type="float" office:value="52.55">
            <text:p>52.55</text:p>
          </table:table-cell>
          <table:table-cell office:value-type="float" office:value="5.65">
            <text:p>5.65</text:p>
          </table:table-cell>
          <table:table-cell office:value-type="float" office:value="5610.0">
            <text:p>5610.0</text:p>
          </table:table-cell>
          <table:table-cell office:value-type="float" office:value="60.0">
            <text:p>6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95">
            <text:p>-6.95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,LouweKooijmans1976">
            <text:p>VinkEtal2007,vandePlassche1982,LouweKooijmans1976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68">
            <text:p>GrN-16368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990.0">
            <text:p>4990.0</text:p>
          </table:table-cell>
          <table:table-cell office:value-type="float" office:value="60.0">
            <text:p>60.0</text:p>
          </table:table-cell>
          <table:table-cell office:value-type="string" office:value="sedge">
            <text:p>sedg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19">
            <text:p>-5.19</text:p>
          </table:table-cell>
          <table:table-cell office:value-type="float" office:value="0.15">
            <text:p>0.15</text:p>
          </table:table-cell>
          <table:table-cell office:value-type="float" office:value="0.84">
            <text:p>0.84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3">
            <text:p>GrN-1633</text:p>
          </table:table-cell>
          <table:table-cell office:value-type="float" office:value="52.812">
            <text:p>52.812</text:p>
          </table:table-cell>
          <table:table-cell office:value-type="float" office:value="4.746">
            <text:p>4.746</text:p>
          </table:table-cell>
          <table:table-cell office:value-type="float" office:value="6080.0">
            <text:p>6080.0</text:p>
          </table:table-cell>
          <table:table-cell office:value-type="float" office:value="60.0">
            <text:p>6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22">
            <text:p>-7.22</text:p>
          </table:table-cell>
          <table:table-cell office:value-type="float" office:value="0.11">
            <text:p>0.11</text:p>
          </table:table-cell>
          <table:table-cell office:value-type="float" office:value="0.64">
            <text:p>0.64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70">
            <text:p>GrN-16370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880.0">
            <text:p>4880.0</text:p>
          </table:table-cell>
          <table:table-cell office:value-type="float" office:value="60.0">
            <text:p>60.0</text:p>
          </table:table-cell>
          <table:table-cell office:value-type="string" office:value="sedge with birch">
            <text:p>sedge with birch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81">
            <text:p>-4.81</text:p>
          </table:table-cell>
          <table:table-cell office:value-type="float" office:value="0.15">
            <text:p>0.15</text:p>
          </table:table-cell>
          <table:table-cell office:value-type="float" office:value="0.84">
            <text:p>0.84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7043">
            <text:p>GrN-7043</text:p>
          </table:table-cell>
          <table:table-cell office:value-type="float" office:value="52.55">
            <text:p>52.55</text:p>
          </table:table-cell>
          <table:table-cell office:value-type="float" office:value="5.65">
            <text:p>5.65</text:p>
          </table:table-cell>
          <table:table-cell office:value-type="float" office:value="5300.0">
            <text:p>5300.0</text:p>
          </table:table-cell>
          <table:table-cell office:value-type="float" office:value="50.0">
            <text:p>50.0</text:p>
          </table:table-cell>
          <table:table-cell office:value-type="string" office:value="tidal creek levee">
            <text:p>tidal creek leve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95">
            <text:p>-5.95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,LouweKooijmans1976">
            <text:p>VinkEtal2007,vandePlassche1982,LouweKooijmans1976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75">
            <text:p>GrN-75</text:p>
          </table:table-cell>
          <table:table-cell office:value-type="float" office:value="52.444">
            <text:p>52.444</text:p>
          </table:table-cell>
          <table:table-cell office:value-type="float" office:value="4.656">
            <text:p>4.656</text:p>
          </table:table-cell>
          <table:table-cell office:value-type="float" office:value="7140.0">
            <text:p>7140.0</text:p>
          </table:table-cell>
          <table:table-cell office:value-type="float" office:value="200.0">
            <text:p>200.0</text:p>
          </table:table-cell>
          <table:table-cell office:value-type="string" office:value="wood in basal peat">
            <text:p>wood in basal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4.5">
            <text:p>-14.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VinkEtal2007,vandePlassche1982,Bennema1954">
            <text:p>VinkEtal2007,vandePlassche1982,Bennema1954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UtC-9100">
            <text:p>UtC-9100</text:p>
          </table:table-cell>
          <table:table-cell office:value-type="float" office:value="52.32">
            <text:p>52.32</text:p>
          </table:table-cell>
          <table:table-cell office:value-type="float" office:value="5.28">
            <text:p>5.28</text:p>
          </table:table-cell>
          <table:table-cell office:value-type="float" office:value="5490.0">
            <text:p>549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89">
            <text:p>-6.8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MakaskeEtal2003">
            <text:p>VinkEtal2007,MakaskeEtal200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UtC-9101">
            <text:p>UtC-9101</text:p>
          </table:table-cell>
          <table:table-cell office:value-type="float" office:value="52.32">
            <text:p>52.32</text:p>
          </table:table-cell>
          <table:table-cell office:value-type="float" office:value="5.28">
            <text:p>5.28</text:p>
          </table:table-cell>
          <table:table-cell office:value-type="float" office:value="5719.0">
            <text:p>5719.0</text:p>
          </table:table-cell>
          <table:table-cell office:value-type="float" office:value="43.0">
            <text:p>43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52">
            <text:p>-7.5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MakaskeEtal2003">
            <text:p>VinkEtal2007,MakaskeEtal200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73">
            <text:p>GrN-16373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350.0">
            <text:p>4350.0</text:p>
          </table:table-cell>
          <table:table-cell office:value-type="float" office:value="45.0">
            <text:p>45.0</text:p>
          </table:table-cell>
          <table:table-cell office:value-type="string" office:value="dry sedge with birch">
            <text:p>dry sedge with birch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13">
            <text:p>-4.13</text:p>
          </table:table-cell>
          <table:table-cell office:value-type="float" office:value="0.14">
            <text:p>0.14</text:p>
          </table:table-cell>
          <table:table-cell office:value-type="float" office:value="0.27">
            <text:p>0.27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476">
            <text:p>GrN-476</text:p>
          </table:table-cell>
          <table:table-cell office:value-type="float" office:value="52.912">
            <text:p>52.912</text:p>
          </table:table-cell>
          <table:table-cell office:value-type="float" office:value="4.761">
            <text:p>4.761</text:p>
          </table:table-cell>
          <table:table-cell office:value-type="float" office:value="4925.0">
            <text:p>4925.0</text:p>
          </table:table-cell>
          <table:table-cell office:value-type="float" office:value="90.0">
            <text:p>9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72">
            <text:p>-4.72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69">
            <text:p>GrN-16369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920.0">
            <text:p>4920.0</text:p>
          </table:table-cell>
          <table:table-cell office:value-type="float" office:value="60.0">
            <text:p>60.0</text:p>
          </table:table-cell>
          <table:table-cell office:value-type="string" office:value="sedge">
            <text:p>sedg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93">
            <text:p>-4.93</text:p>
          </table:table-cell>
          <table:table-cell office:value-type="float" office:value="0.15">
            <text:p>0.15</text:p>
          </table:table-cell>
          <table:table-cell office:value-type="float" office:value="0.84">
            <text:p>0.84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A-16219-16225av">
            <text:p>GrA-16219-16225av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3365.0">
            <text:p>336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7">
            <text:p>-2.37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string" office:value="VinkEtal2007,vandePlasscheEtal2005">
            <text:p>VinkEtal2007,vandePlasscheEtal2005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5130">
            <text:p>GrN-15130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720.0">
            <text:p>4720.0</text:p>
          </table:table-cell>
          <table:table-cell office:value-type="float" office:value="90.0">
            <text:p>90.0</text:p>
          </table:table-cell>
          <table:table-cell office:value-type="string" office:value="Juncus">
            <text:p>Junc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68">
            <text:p>-4.68</text:p>
          </table:table-cell>
          <table:table-cell office:value-type="float" office:value="0.12">
            <text:p>0.12</text:p>
          </table:table-cell>
          <table:table-cell office:value-type="float" office:value="0.64">
            <text:p>0.64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72">
            <text:p>GrN-16372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5000.0">
            <text:p>5000.0</text:p>
          </table:table-cell>
          <table:table-cell office:value-type="float" office:value="60.0">
            <text:p>60.0</text:p>
          </table:table-cell>
          <table:table-cell office:value-type="string" office:value="very wet sedge">
            <text:p>very wet sedg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38">
            <text:p>-5.38</text:p>
          </table:table-cell>
          <table:table-cell office:value-type="float" office:value="0.15">
            <text:p>0.15</text:p>
          </table:table-cell>
          <table:table-cell office:value-type="float" office:value="0.84">
            <text:p>0.84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71">
            <text:p>GrN-16371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5160.0">
            <text:p>5160.0</text:p>
          </table:table-cell>
          <table:table-cell office:value-type="float" office:value="40.0">
            <text:p>40.0</text:p>
          </table:table-cell>
          <table:table-cell office:value-type="string" office:value="sedge with birch">
            <text:p>sedge with birch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73">
            <text:p>-5.73</text:p>
          </table:table-cell>
          <table:table-cell office:value-type="float" office:value="0.15">
            <text:p>0.15</text:p>
          </table:table-cell>
          <table:table-cell office:value-type="float" office:value="0.84">
            <text:p>0.84</text:p>
          </table:table-cell>
          <table:table-cell office:value-type="string" office:value="VinkEtal2007,RoeleveldGotje1993">
            <text:p>VinkEtal2007,RoeleveldGotje199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